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588cm" svg:height="1.143cm" svg:x="6.631cm" svg:y="3.802cm">
          <text:p text:style-name="P1"><text:span text:style-name="T1">husky_gazebo</text:span></text:p>
          <text:p text:style-name="P1"><text:span text:style-name="T1">husky_empty_world.laun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937cm" svg:height="1.143cm" svg:x="4.462cm" svg:y="5.853cm">
          <text:p text:style-name="P1"><text:span text:style-name="T1">gazebo_ros</text:span></text:p>
          <text:p text:style-name="P1"><text:span text:style-name="T1">empty_world.laun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937cm" svg:height="1.143cm" svg:x="11.414cm" svg:y="5.826cm">
          <text:p text:style-name="P1"><text:span text:style-name="T1">husky_gazebo</text:span></text:p>
          <text:p text:style-name="P1"><text:span text:style-name="T1">spawn_husky.laun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905cm" svg:height="1.143cm" svg:x="8.336cm" svg:y="7.777cm">
          <text:p text:style-name="P1"><text:span text:style-name="T1">husky_gazebo</text:span></text:p>
          <text:p text:style-name="P1"><text:span text:style-name="T1">description.gazebo.xac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462cm" svg:height="1.143cm" svg:x="5.737cm" svg:y="9.828cm">
          <text:p text:style-name="P1"><text:span text:style-name="T1">husky_description</text:span></text:p>
          <text:p text:style-name="P1"><text:span text:style-name="T1">husky.urdf.xac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97cm" svg:height="1.143cm" svg:x="10.233cm" svg:y="9.801cm">
          <text:p text:style-name="P1"><text:span text:style-name="T1">husky_gazebo</text:span></text:p>
          <text:p text:style-name="P1"><text:span text:style-name="T1">husky.gazebo.xac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302cm" svg:height="1.143cm" svg:x="17.867cm" svg:y="7.731cm">
          <text:p text:style-name="P1"><text:span text:style-name="T1">husky_control</text:span></text:p>
          <text:p text:style-name="P1"><text:span text:style-name="T1">control.laun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175cm" svg:height="1.143cm" svg:x="16.373cm" svg:y="9.679cm">
          <text:p text:style-name="P1"><text:span text:style-name="T1">husky_control</text:span></text:p>
          <text:p text:style-name="P1"><text:span text:style-name="T1">control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3.429cm" svg:height="1.143cm" svg:x="20.274cm" svg:y="9.679cm">
          <text:p text:style-name="P1"><text:span text:style-name="T1">husky_control</text:span></text:p>
          <text:p text:style-name="P1"><text:span text:style-name="T1">localization.yam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425cm" svg:y1="4.945cm" svg:x2="6.43cm" svg:y2="5.853cm" draw:start-shape="id1" draw:start-glue-point="2" draw:end-shape="id2" draw:end-glue-point="0" svg:d="M9425 4945v453h-2995v455" svg:viewBox="0 0 2996 909">
          <text:p/>
        </draw:connector>
        <draw:connector draw:style-name="gr2" draw:text-style-name="P1" draw:layer="layout" draw:line-skew="-2.024cm -3.04cm 0.121cm" svg:x1="9.425cm" svg:y1="4.945cm" svg:x2="13.382cm" svg:y2="5.826cm" draw:start-shape="id1" draw:start-glue-point="2" draw:end-shape="id3" draw:end-glue-point="0" svg:d="M9425 4945v500h3386 571v381" svg:viewBox="0 0 3958 882">
          <text:p/>
        </draw:connector>
        <draw:connector draw:style-name="gr2" draw:text-style-name="P1" draw:layer="layout" svg:x1="13.382cm" svg:y1="6.969cm" svg:x2="10.788cm" svg:y2="7.777cm" draw:start-shape="id3" draw:start-glue-point="2" draw:end-shape="id4" draw:end-glue-point="0" svg:d="M13382 6969v403h-2594v405" svg:viewBox="0 0 2595 809">
          <text:p/>
        </draw:connector>
        <draw:connector draw:style-name="gr2" draw:text-style-name="P1" draw:layer="layout" svg:x1="19.518cm" svg:y1="7.731cm" svg:x2="13.341cm" svg:y2="7.325cm" draw:start-shape="id5" draw:start-glue-point="0" svg:d="M19518 7731v-502h-6177v96" svg:viewBox="0 0 6178 503">
          <text:p/>
        </draw:connector>
        <draw:connector draw:style-name="gr2" draw:text-style-name="P1" draw:layer="layout" svg:x1="10.788cm" svg:y1="8.92cm" svg:x2="12.181cm" svg:y2="9.801cm" draw:start-shape="id4" draw:start-glue-point="2" draw:end-shape="id6" draw:end-glue-point="0" svg:d="M10788 8920v440h1393v441" svg:viewBox="0 0 1394 882">
          <text:p/>
        </draw:connector>
        <draw:connector draw:style-name="gr2" draw:text-style-name="P1" draw:layer="layout" svg:x1="7.468cm" svg:y1="9.828cm" svg:x2="10.723cm" svg:y2="9.219cm" draw:start-shape="id7" draw:start-glue-point="0" svg:d="M7468 9828v-555h3255v-54" svg:viewBox="0 0 3256 610">
          <text:p/>
        </draw:connector>
        <draw:connector draw:style-name="gr2" draw:text-style-name="P1" draw:layer="layout" svg:x1="19.518cm" svg:y1="8.874cm" svg:x2="17.96cm" svg:y2="9.679cm" draw:start-shape="id5" draw:start-glue-point="2" draw:end-shape="id8" draw:end-glue-point="0" svg:d="M19518 8874v402h-1558v403" svg:viewBox="0 0 1559 806">
          <text:p/>
        </draw:connector>
        <draw:connector draw:style-name="gr2" draw:text-style-name="P1" draw:layer="layout" svg:x1="21.988cm" svg:y1="9.679cm" svg:x2="19.552cm" svg:y2="9.275cm" draw:start-shape="id9" draw:start-glue-point="0" svg:d="M21988 9679v-502h-2436v98" svg:viewBox="0 0 2437 5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21:12:28.072956587</meta:creation-date>
    <meta:generator>LibreOffice/4.2.8.2$Linux_X86_64 LibreOffice_project/420m0$Build-2</meta:generator>
    <dc:date>2016-03-15T21:42:24.427294253</dc:date>
    <meta:editing-duration>PT19M29S</meta:editing-duration>
    <meta:editing-cycles>2</meta:editing-cycles>
    <meta:document-statistic meta:object-count="17"/>
  </office:meta>
</office:document-meta>
</file>